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cm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family="'Albany AMT'" style:font-pitch="variable" fo:font-size="12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053cm" svg:height="0.96cm" svg:x="5.247cm" svg:y="9.006cm">
          <text:p text:style-name="P2"/>
        </draw:rect>
        <draw:rect draw:style-name="gr1" draw:text-style-name="P1" draw:layer="layout" svg:width="11.087cm" svg:height="1.051cm" svg:x="5.196cm" svg:y="7.189cm">
          <text:p text:style-name="P2"/>
        </draw:rect>
        <draw:frame draw:style-name="gr2" draw:text-style-name="P3" draw:layer="layout" svg:width="1.569cm" svg:height="0.725cm" svg:x="15.087cm" svg:y="4.614cm">
          <draw:text-box>
            <text:p text:style-name="P2"><text:span text:style-name="T1">[not2]</text:span></text:p>
          </draw:text-box>
        </draw:frame>
        <draw:frame draw:style-name="gr2" draw:text-style-name="P3" draw:layer="layout" svg:width="1.353cm" svg:height="0.725cm" svg:x="15.155cm" svg:y="8.224cm">
          <draw:text-box>
            <text:p text:style-name="P2"><text:span text:style-name="T1">[or3]</text:span></text:p>
          </draw:text-box>
        </draw:frame>
        <draw:frame draw:style-name="gr2" draw:text-style-name="P3" draw:layer="layout" svg:width="1.687cm" svg:height="0.725cm" svg:x="14.908cm" svg:y="6.442cm">
          <draw:text-box>
            <text:p text:style-name="P2"><text:span text:style-name="T1">[and1]</text:span></text:p>
          </draw:text-box>
        </draw:frame>
        <draw:rect draw:style-name="gr3" draw:text-style-name="P4" draw:layer="layout" svg:width="11.188cm" svg:height="0.918cm" svg:x="5.178cm" svg:y="3.742cm">
          <text:p text:style-name="P4">not(or(false, and(true, not(false) ))) </text:p>
        </draw:rect>
        <draw:rect draw:style-name="gr4" draw:text-style-name="P6" draw:layer="layout" svg:width="1.872cm" svg:height="0.549cm" svg:x="11.594cm" svg:y="3.919cm">
          <text:p text:style-name="P5"><text:span text:style-name="T1">not(false)</text:span></text:p>
        </draw:rect>
        <draw:rect draw:style-name="gr5" draw:text-style-name="P6" draw:layer="layout" svg:width="11.154cm" svg:height="0.983cm" svg:x="5.228cm" svg:y="5.451cm">
          <text:p text:style-name="P5"><text:span text:style-name="T1">not(or(false, <text:s/>and(true, true ) <text:s/>))</text:span></text:p>
        </draw:rect>
        <draw:g>
          <draw:rect draw:style-name="gr4" draw:text-style-name="P6" draw:layer="layout" svg:width="3.177cm" svg:height="0.703cm" svg:x="10.177cm" svg:y="5.587cm">
            <text:p text:style-name="P7"><text:span text:style-name="T1">and(true, true <text:s/>)</text:span></text:p>
          </draw:rect>
        </draw:g>
        <draw:rect draw:style-name="gr6" draw:text-style-name="P1" draw:layer="layout" svg:width="0.839cm" svg:height="0.467cm" svg:x="12.078cm" svg:y="5.708cm">
          <text:p text:style-name="P2"/>
        </draw:rect>
        <draw:line draw:style-name="gr7" draw:text-style-name="P1" draw:layer="layout" svg:x1="12.482cm" svg:y1="4.499cm" svg:x2="12.482cm" svg:y2="5.709cm">
          <text:p text:style-name="P2"/>
        </draw:line>
        <draw:frame draw:style-name="gr2" draw:text-style-name="P3" draw:layer="layout" svg:width="5.167cm" svg:height="0.725cm" svg:x="8.418cm" svg:y="7.307cm">
          <draw:text-box>
            <text:p text:style-name="P8"><text:span text:style-name="T1">not( <text:s text:c="31"/>)</text:span></text:p>
          </draw:text-box>
        </draw:frame>
        <draw:g>
          <draw:rect draw:style-name="gr4" draw:text-style-name="P6" draw:layer="layout" svg:width="3.177cm" svg:height="0.79cm" svg:x="9.565cm" svg:y="7.306cm">
            <text:p text:style-name="P7"><text:span text:style-name="T1">or(false, true <text:s/>)</text:span></text:p>
          </draw:rect>
        </draw:g>
        <draw:rect draw:style-name="gr6" draw:text-style-name="P1" draw:layer="layout" svg:width="0.839cm" svg:height="0.467cm" svg:x="11.338cm" svg:y="7.501cm">
          <text:p text:style-name="P2"/>
        </draw:rect>
        <draw:line draw:style-name="gr7" draw:text-style-name="P1" draw:layer="layout" svg:x1="11.772cm" svg:y1="6.273cm" svg:x2="11.772cm" svg:y2="7.466cm">
          <text:p text:style-name="P2"/>
        </draw:line>
        <draw:g>
          <draw:rect draw:style-name="gr4" draw:text-style-name="P6" draw:layer="layout" svg:width="3.177cm" svg:height="0.703cm" svg:x="9.324cm" svg:y="9.168cm">
            <text:p text:style-name="P7"><text:span text:style-name="T1">not( true )</text:span></text:p>
          </draw:rect>
        </draw:g>
        <draw:rect draw:style-name="gr6" draw:text-style-name="P1" draw:layer="layout" svg:width="0.839cm" svg:height="0.467cm" svg:x="10.775cm" svg:y="9.292cm">
          <text:p text:style-name="P2"/>
        </draw:rect>
        <draw:line draw:style-name="gr7" draw:text-style-name="P1" draw:layer="layout" svg:x1="11.192cm" svg:y1="8.111cm" svg:x2="11.192cm" svg:y2="9.289cm">
          <text:p text:style-name="P2"/>
        </draw:line>
        <draw:rect draw:style-name="gr5" draw:text-style-name="P6" draw:layer="layout" svg:width="11.053cm" svg:height="0.96cm" svg:x="5.279cm" svg:y="10.716cm">
          <text:p text:style-name="P7"><text:span text:style-name="T1">false</text:span></text:p>
        </draw:rect>
        <draw:frame draw:style-name="gr2" draw:text-style-name="P3" draw:layer="layout" svg:width="1.569cm" svg:height="0.725cm" svg:x="14.914cm" svg:y="9.935cm">
          <draw:text-box>
            <text:p text:style-name="P2"><text:span text:style-name="T1">[not1]</text:span></text:p>
          </draw:text-box>
        </draw:frame>
        <draw:rect draw:style-name="gr6" draw:text-style-name="P1" draw:layer="layout" svg:width="1.08cm" svg:height="0.467cm" svg:x="10.225cm" svg:y="11.002cm">
          <text:p text:style-name="P2"/>
        </draw:rect>
        <draw:line draw:style-name="gr7" draw:text-style-name="P1" draw:layer="layout" svg:x1="10.821cm" svg:y1="9.853cm" svg:x2="10.821cm" svg:y2="10.982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29T23:27:37</meta:creation-date>
    <dc:date>2006-10-01T14:47:13</dc:date>
    <dc:language>en-US</dc:language>
    <meta:editing-cycles>8</meta:editing-cycles>
    <meta:editing-duration>P1DT1H14M49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